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P2" style:parent-style-name="Standard" style:family="paragraph">
      <style:text-properties fo:font-weight="bold" style:font-weight-asian="bold" style:font-weight-complex="bold"/>
    </style:style>
    <style:style style:name="P3" style:parent-style-name="Standard" style:family="paragraph">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office:automatic-styles>
  <office:body>
    <office:text text:use-soft-page-breaks="true">
      <text:p text:style-name="P1">Pflichtenheft für Media Player</text:p>
      <text:p text:style-name="Standard"/>
      <text:p text:style-name="P2">1. Einführung</text:p>
      <text:p text:style-name="Standard"/>
      <text:p text:style-name="Standard">Das Pflichtenheft dient dazu, die technischen Anforderungen und die Umsetzungsdetails für den Media Player gemäß den im Lastenheft definierten Anforderungen festzulegen. Es beschreibt, wie die Funktionen und Merkmale realisiert werden sollen.</text:p>
      <text:p text:style-name="Standard"/>
      <text:p text:style-name="P3">2. Systemarchitektur und Plattformen</text:p>
      <text:p text:style-name="Standard"/>
      <text:p text:style-name="Standard">Der Media Player wird in C# unter Verwendung des .NET Frameworks entwickelt, um die Cross-Plattform-Unterstützung sicherzustellen. Die Anwendung wird für Windows, macOS und Android optimiert.</text:p>
      <text:p text:style-name="Standard"/>
      <text:p text:style-name="P4">3. Unterstützte Dateiformate</text:p>
      <text:p text:style-name="Standard"/>
      <text:p text:style-name="Standard">Der Media Player soll die folgenden Dateiformate unterstützen:</text:p>
      <text:p text:style-name="Standard"/>
      <text:p text:style-name="Standard">Audio: MP3, FLAC, WAV</text:p>
      <text:p text:style-name="Standard">Video: MP4, AVI, MKV</text:p>
      <text:p text:style-name="Standard">Bilder: JPEG, PNG, GIF</text:p>
      <text:p text:style-name="Standard">4. Benutzeroberfläche</text:p>
      <text:p text:style-name="Standard"/>
      <text:p text:style-name="Standard">Die Benutzeroberfläche wird in Übereinstimmung mit den im Lastenheft definierten Design- und Usability-Anforderungen entwickelt. Sie wird leicht verständlich und ansprechend sein. Die Oberfläche wird in Form einer Hauptansicht und von Unteransichten für Audio, Video und Bilder organisiert.</text:p>
      <text:p text:style-name="Standard"/>
      <text:p text:style-name="P5"/>
      <text:p text:style-name="P6"/>
      <text:p text:style-name="P7"/>
      <text:p text:style-name="P8"/>
      <text:p text:style-name="P9"/>
      <text:p text:style-name="P10"/>
      <text:soft-page-break/>
      <text:p text:style-name="P11">5. Funktionalitäten</text:p>
      <text:p text:style-name="Standard"/>
      <text:p text:style-name="Standard">Medienauswahl und Wiedergabe: Der Benutzer kann Medieninhalte auswählen und wiedergeben. Hierbei wird die Möglichkeit zur Wiedergabe, Pause und zum Stoppen von Medieninhalten geboten.</text:p>
      <text:p text:style-name="Standard"/>
      <text:p text:style-name="Standard">Lautstärkeregelung: Die Lautstärkeregelung wird in Form eines Schiebereglers implementiert, um die Audioausgabe anzupassen.</text:p>
      <text:p text:style-name="Standard"/>
      <text:p text:style-name="Standard">Vollbildmodus: Ein Knopf ermöglicht den Wechsel in den Vollbildmodus während der Wiedergabe von Videoinhalten.</text:p>
      <text:p text:style-name="Standard"/>
      <text:p text:style-name="P12">6. Performance und Sicherheit</text:p>
      <text:p text:style-name="Standard"/>
      <text:p text:style-name="Standard">Der Media Player muss eine flüssige Wiedergabe gewährleisten und dabei sicherstellen, dass keine urheberrechtlichen Verletzungen auftreten. Es wird eine Whitelist von unterstützten Dateiformaten erstellt, um unerwünschte Dateien abzuwehren. Die Anwendung soll auch sicherstellen, dass keine schädlichen Skripte oder Viren eingeführt werden können.</text:p>
      <text:p text:style-name="Standard"/>
      <text:p text:style-name="P13">7. Zeitrahmen und Budget</text:p>
      <text:p text:style-name="Standard"/>
      <text:p text:style-name="Standard">Das Projekt muss innerhalb des im Lastenheft festgelegten Zeitrahmens und Budgets abgeschlossen werden. Die Entwicklung wird in Meilensteine unterteilt, um den Fortschritt zu überwachen.</text:p>
      <text:p text:style-name="Standard"/>
      <text:p text:style-name="P14">8. Akzeptanzkriterien und Tests</text:p>
      <text:p text:style-name="Standard"/>
      <text:p text:style-name="Standard">Alle im Lastenheft aufgeführten funktionalen Anforderungen müssen erfolgreich getestet werde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du_257922388180263</meta:initial-creator>
    <dc:creator>edu_257922388180263</dc:creator>
    <meta:creation-date>2023-11-06T21:21:00Z</meta:creation-date>
    <dc:date>2023-12-22T18:37:00Z</dc:date>
    <meta:template xlink:href="Normal" xlink:type="simple"/>
    <meta:editing-cycles>2</meta:editing-cycles>
    <meta:editing-duration>PT0S</meta:editing-duration>
    <meta:document-statistic meta:page-count="2" meta:paragraph-count="4" meta:word-count="297" meta:character-count="2165" meta:row-count="15" meta:non-whitespace-character-count="1872"/>
  </office:meta>
</office:document-meta>
</file>